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FE0000006849E9292702459F65.jpg" manifest:media-type="image/jpeg"/>
  <manifest:file-entry manifest:full-path="Pictures/1000000000000141000001409ACE9E9450EF634E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svg:stroke-width="0.018cm" svg:stroke-color="#000000" draw:marker-start-width="0.227cm" draw:marker-end-width="0.227cm" draw:fill="none" draw:textarea-horizontal-align="justify" draw:textarea-vertical-align="middle" draw:auto-grow-height="false" fo:min-height="5.375cm" fo:min-width="5.394cm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64cm"/>
    </style:style>
    <style:style style:name="gr6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f413d"/>
      <style:paragraph-properties fo:text-align="center"/>
    </style:style>
    <style:style style:name="T1" style:family="text">
      <style:text-properties style:font-name="Arial" fo:font-size="4pt" style:font-size-asian="4pt" style:font-size-complex="4pt"/>
    </style:style>
    <style:style style:name="T2" style:family="text">
      <style:text-properties style:font-name="Arial" fo:font-size="5pt" style:font-size-asian="5pt" style:font-size-complex="5pt"/>
    </style:style>
    <style:style style:name="T3" style:family="text">
      <style:text-properties style:text-position="-33% 58%" style:font-name="Aria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71cm" svg:height="5.454cm" svg:x="6.969cm" svg:y="9.008cm">
          <draw:image xlink:href="Pictures/1000000000000141000001409ACE9E9450EF634E.gif" xlink:type="simple" xlink:show="embed" xlink:actuate="onLoad">
            <text:p/>
          </draw:image>
        </draw:frame>
        <draw:frame draw:style-name="gr2" draw:text-style-name="P1" draw:layer="layout" svg:width="1.241cm" svg:height="0.508cm" draw:transform="rotate (-0.0399680398706706) translate (8.386cm 7.731cm)">
          <draw:image xlink:href="Pictures/10000000000000FE0000006849E9292702459F65.jpg" xlink:type="simple" xlink:show="embed" xlink:actuate="onLoad">
            <text:p/>
          </draw:image>
        </draw:frame>
        <draw:custom-shape draw:style-name="gr3" draw:text-style-name="P1" draw:layer="layout" svg:width="8.382cm" svg:height="8.001cm" svg:x="5.57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29cm" svg:y1="10.195cm" svg:x2="9.026cm" svg:y2="10.195cm">
          <text:p/>
        </draw:line>
        <draw:frame draw:style-name="gr5" draw:text-style-name="P2" draw:layer="layout" svg:width="1.524cm" svg:height="1.83cm" svg:x="8.974cm" svg:y="8.62cm">
          <draw:text-box>
            <text:p><text:s text:c="12"/><text:span text:style-name="T1">Station</text:span></text:p>
          </draw:text-box>
        </draw:frame>
        <draw:custom-shape draw:style-name="gr6" draw:text-style-name="P3" draw:layer="layout" svg:width="0.102cm" svg:height="0.102cm" svg:x="9.026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8cm" svg:y1="10.144cm" svg:x2="9.001cm" svg:y2="8.112cm">
          <text:p/>
        </draw:line>
        <draw:line draw:style-name="gr4" draw:text-style-name="P1" draw:layer="layout" svg:x1="9.128cm" svg:y1="10.144cm" svg:x2="9.128cm" svg:y2="8.112cm">
          <text:p/>
        </draw:line>
        <draw:path draw:style-name="gr7" draw:text-style-name="P1" draw:layer="layout" svg:width="0.355cm" svg:height="0.241cm" draw:transform="skewX (-0.32620203719774) rotate (-0.647866218340296) translate (6.68800111382003cm 9.73799665757762cm)" svg:viewBox="0 0 356 242" svg:d="M0 0c254-1 356 242 356 242">
          <text:p/>
        </draw:path>
        <draw:frame draw:style-name="gr5" draw:text-style-name="P2" draw:layer="layout" svg:width="1.524cm" svg:height="1.83cm" svg:x="6.715cm" svg:y="8.214cm">
          <draw:text-box>
            <text:p><text:s text:c="12"/><text:span text:style-name="T1">β</text:span></text:p>
          </draw:text-box>
        </draw:frame>
        <draw:frame draw:style-name="gr5" draw:text-style-name="P2" draw:layer="layout" svg:width="1.524cm" svg:height="1.914cm" svg:x="7.015cm" svg:y="8.747cm">
          <draw:text-box>
            <text:p><text:s text:c="12"/><text:span text:style-name="T2">d</text:span><text:span text:style-name="T3">2</text:span></text:p>
          </draw:text-box>
        </draw:frame>
        <draw:frame draw:style-name="gr5" draw:text-style-name="P2" draw:layer="layout" svg:width="1.524cm" svg:height="1.914cm" svg:x="6.996cm" svg:y="7.425cm">
          <draw:text-box>
            <text:p><text:s text:c="12"/><text:span text:style-name="T2">d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1:26:25.533792000</meta:creation-date>
    <dc:date>2018-05-30T13:41:16.114298354</dc:date>
    <meta:editing-duration>PT13M3S</meta:editing-duration>
    <meta:editing-cycles>6</meta:editing-cycles>
    <meta:generator>LibreOffice_Vanilla/6.0.3.2$MacOSX_X86_64 LibreOffice_project/8f48d515416608e3a835360314dac7e47fd0b821</meta:generator>
    <meta:document-statistic meta:object-count="12"/>
  </office:meta>
</office:document-meta>
</file>